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2a2fce" officeooo:paragraph-rsid="002a2f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Попробовать:</text:h>
      <text:p text:style-name="Standard"/>
      <text:p text:style-name="Standard">Запеканка из тыквы с манкой</text:p>
      <text:p text:style-name="Standard"><text:a xlink:type="simple" xlink:href="https://food.ru/recipes/29033-zapekanka-iz-tykvy-s-mankoi" text:style-name="Internet_20_link" text:visited-style-name="Visited_20_Internet_20_Link">https://food.ru/recipes/29033-zapekanka-iz-tykvy-s-mankoi</text:a></text:p>
      <text:p text:style-name="Standard"/>
      <text:p text:style-name="Standard">Цветная капуста в кляре</text:p>
      <text:p text:style-name="Standard"><text:a xlink:type="simple" xlink:href="https://www.edimdoma.ru/retsepty/17721-tsvetnaya-kapusta-v-klyare" text:style-name="Internet_20_link" text:visited-style-name="Visited_20_Internet_20_Link">https://www.edimdoma.ru/retsepty/17721-tsvetnaya-kapusta-v-klyare</text:a></text:p>
      <text:p text:style-name="Standard"/>
      <text:p text:style-name="Standard">Датские булочки</text:p>
      <text:p text:style-name="Standard"><text:a xlink:type="simple" xlink:href="https://www.edimdoma.ru/retsepty/152150-datskie-bulochki" text:style-name="Internet_20_link" text:visited-style-name="Visited_20_Internet_20_Link">https://www.edimdoma.ru/retsepty/152150-datskie-bulochki</text:a></text:p>
      <text:p text:style-name="Standard"/>
      <text:p text:style-name="Standard">Тыквенный суп с булгуром</text:p>
      <text:p text:style-name="Standard"><text:a xlink:type="simple" xlink:href="https://www.edimdoma.ru/retsepty/152835-tykvennyy-sup-s-bulgurom" text:style-name="Internet_20_link" text:visited-style-name="Visited_20_Internet_20_Link">https://www.edimdoma.ru/retsepty/152835-tykvennyy-sup-s-bulgurom</text:a></text:p>
      <text:p text:style-name="Standard"/>
      <text:p text:style-name="Standard">Ароматный фасолевый суп</text:p>
      <text:p text:style-name="Standard"><text:a xlink:type="simple" xlink:href="https://www.edimdoma.ru/retsepty/151652-aromatnyy-fasolevyy-sup" text:style-name="Internet_20_link" text:visited-style-name="Visited_20_Internet_20_Link">https://www.edimdoma.ru/retsepty/151652-aromatnyy-fasolevyy-sup</text:a></text:p>
      <text:p text:style-name="Standard"/>
      <text:p text:style-name="Standard">Рассольник с копченой грудинкой</text:p>
      <text:p text:style-name="Standard"><text:a xlink:type="simple" xlink:href="https://www.edimdoma.ru/retsepty/151781-rassolnik-s-kopchenoy-grudinkoy" text:style-name="Internet_20_link" text:visited-style-name="Visited_20_Internet_20_Link">https://www.edimdoma.ru/retsepty/151781-rassolnik-s-kopchenoy-grudinkoy</text:a></text:p>
      <text:p text:style-name="Standard"/>
      <text:p text:style-name="Standard">Запеченная треска под горчичным соусом</text:p>
      <text:p text:style-name="Standard"><text:a xlink:type="simple" xlink:href="https://www.edimdoma.ru/retsepty/74066-zapechennaya-treska-pod-gorchichnym-sousom" text:style-name="Internet_20_link" text:visited-style-name="Visited_20_Internet_20_Link">https://www.edimdoma.ru/retsepty/74066-zapechennaya-treska-pod-gorchichnym-sousom</text:a></text:p>
      <text:p text:style-name="Standard"/>
      <text:p text:style-name="Standard">Индейка в соусе карри</text:p>
      <text:p text:style-name="Standard"><text:a xlink:type="simple" xlink:href="https://www.iamcook.ru/showrecipe/25962" text:style-name="Internet_20_link" text:visited-style-name="Visited_20_Internet_20_Link">https://www.iamcook.ru/showrecipe/25962</text:a></text:p>
      <text:p text:style-name="Standard"/>
      <text:p text:style-name="Standard">Пшеничная каша с мясом и тыквой</text:p>
      <text:p text:style-name="Standard"><text:a xlink:type="simple" xlink:href="https://www.edimdoma.ru/retsepty/74295-pshenichnaya-kasha-s-myasom-i-tykvoy" text:style-name="Internet_20_link" text:visited-style-name="Visited_20_Internet_20_Link">https://www.edimdoma.ru/retsepty/74295-pshenichnaya-kasha-s-myasom-i-tykvoy</text:a></text:p>
      <text:p text:style-name="Standard"/>
      <text:p text:style-name="Standard">Рыба в сметане, запеченная в духовке</text:p>
      <text:p text:style-name="Standard"><text:a xlink:type="simple" xlink:href="https://vkusno-i-prosto.ru/receipt/ryba-v-smetane-zapechennaya-v-duxovke/" text:style-name="Internet_20_link" text:visited-style-name="Visited_20_Internet_20_Link">https://vkusno-i-prosto.ru/receipt/ryba-v-smetane-zapechennaya-v-duxovke/</text:a></text:p>
      <text:p text:style-name="Standard"/>
      <text:p text:style-name="Standard">Салат из баклажанов и печёного перца с соусом "Наршараб"</text:p>
      <text:p text:style-name="Standard"><text:a xlink:type="simple" xlink:href="https://www.gastronom.ru/recipe/44315/salat-iz-baklazhanov-i-pechyonogo-perca-s-sousom-narsharab" text:style-name="Internet_20_link" text:visited-style-name="Visited_20_Internet_20_Link">https://www.gastronom.ru/recipe/44315/salat-iz-baklazhanov-i-pechyonogo-perca-s-sousom-narsharab</text:a></text:p>
      <text:p text:style-name="Standard"/>
      <text:p text:style-name="Standard">Фунчоза с креветками</text:p>
      <text:p text:style-name="Standard"><text:a xlink:type="simple" xlink:href="https://povar.ru/recipes/funchoza_s_krevetkami-41953.html" text:style-name="Internet_20_link" text:visited-style-name="Visited_20_Internet_20_Link">https://povar.ru/recipes/funchoza_s_krevetkami-41953.html</text:a></text:p>
      <text:p text:style-name="Standard"/>
      <text:p text:style-name="Standard">Салат из помидоров черри с заправкой</text:p>
      <text:p text:style-name="Standard"><text:a xlink:type="simple" xlink:href="https://eda.ru/recepty/salaty/salat-iz-pomidorov-cherri-s-zapravkoy-125243" text:style-name="Internet_20_link" text:visited-style-name="Visited_20_Internet_20_Link">https://eda.ru/recepty/salaty/salat-iz-pomidorov-cherri-s-zapravkoy-125243</text:a></text:p>
      <text:p text:style-name="Standard"/>
      <text:p text:style-name="P1">Фаршированные кальмары (найти)</text:p>
      <text:p text:style-name="P1"/>
      <text:p text:style-name="P1">Калифорнийский суп с семгой</text:p>
      <text:p text:style-name="P1"><text:a xlink:type="simple" xlink:href="https://www.edimdoma.ru/retsepty/7613-kaliforniyskiy-sup-s-semgoy" text:style-name="Internet_20_link" text:visited-style-name="Visited_20_Internet_20_Link">https://www.edimdoma.ru/retsepty/7613-kaliforniyskiy-sup-s-semgoy</text:a></text:p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19:16:57.998985453</meta:creation-date>
    <meta:generator>LibreOffice/7.4.7.2$Linux_X86_64 LibreOffice_project/40$Build-2</meta:generator>
    <dc:date>2024-01-07T22:31:16.316718712</dc:date>
    <meta:editing-duration>PT2H50M52S</meta:editing-duration>
    <meta:editing-cycles>21</meta:editing-cycles>
    <meta:document-statistic meta:table-count="0" meta:image-count="0" meta:object-count="0" meta:page-count="1" meta:paragraph-count="30" meta:word-count="83" meta:character-count="1386" meta:non-whitespace-character-count="1333"/>
  </office:meta>
</office:document-meta>
</file>